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yecto: Paisajes</text:p>
      <text:p text:style-name="P3"></text:p>
      <text:p text:style-name="P2">Objetivo:</text:p>
      <text:p text:style-name="P2"/>
      <text:p text:style-name="P3">Crear un programa que lea una descripción de un paisaje y cree como salida una imagen que contenga dicho paisaje.</text:p>
      <text:p text:style-name="P3"/>
      <text:p text:style-name="P2">Medios de desarrollo propuestos:</text:p>
      <text:p text:style-name="Standard"/>
      <text:list xml:id="list1264090169" text:style-name="L1">
        <text:list-item>
          <text:p text:style-name="P1">YACC como analizador sintáctico <text:a xlink:type="simple" xlink:href="http://www.computerhope.com/unix/uyacc.htm">YACC</text:a></text:p>
        </text:list-item>
        <text:list-item>
          <text:p text:style-name="P1">SVGAlib: es una librería en C para generar imágenes <text:a xlink:type="simple" xlink:href="http://developers.slashdot.org/story/00/10/24/1937235/linux-graphics-programming-with-svgalib">SVGAlib</text:a></text:p>
        </text:list-item>
        <text:list-item>
          <text:p text:style-name="P1">FLEX: se utilizara como analizador léxico <text:s/><text:a xlink:type="simple" xlink:href="http://flex.sourceforge.net/">FLEX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en </meta:initial-creator>
    <meta:creation-date>2012-11-22T21:59:39</meta:creation-date>
    <dc:date>2012-11-22T22:10:53</dc:date>
    <dc:creator>Karen </dc:creator>
    <meta:editing-duration>P0D</meta:editing-duration>
    <meta:editing-cycles>1</meta:editing-cycles>
    <meta:document-statistic meta:table-count="0" meta:image-count="0" meta:object-count="0" meta:page-count="1" meta:paragraph-count="8" meta:word-count="52" meta:character-count="322" meta:non-whitespace-character-count="274"/>
    <meta:generator>LibreOffice/3.5$Linux_X86_64 LibreOffice_project/350m1$Build-2</meta:generator>
  </office:meta>
</office:document-meta>
</file>